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62in"/>
    </style:style>
    <style:style style:name="co3" style:family="table-column">
      <style:table-column-properties fo:break-before="auto" style:column-width="1.4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2185in" svg:y="1.035in">
            <draw:object draw:notify-on-update-of-ranges="Sheet1.A1:Sheet1.A1 Sheet1.A2:Sheet1.A14 Sheet1.B1:Sheet1.B1 Sheet1.B2:Sheet1.B14 Sheet1.C1:Sheet1.C1 Sheet1.C2:Sheet1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SIMD (MFLOPS)</text:p>
          </table:table-cell>
          <table:table-cell office:value-type="string" calcext:value-type="string">
            <text:p>Non-SIMD (MFLOPS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2.632" calcext:value-type="float">
            <text:p>1052.632</text:p>
          </table:table-cell>
          <table:table-cell office:value-type="float" office:value="267.308" calcext:value-type="float">
            <text:p>267.3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7.252" calcext:value-type="float">
            <text:p>1007.252</text:p>
          </table:table-cell>
          <table:table-cell office:value-type="float" office:value="284.643" calcext:value-type="float">
            <text:p>284.64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82.499" calcext:value-type="float">
            <text:p>982.499</text:p>
          </table:table-cell>
          <table:table-cell office:value-type="float" office:value="283.549" calcext:value-type="float">
            <text:p>283.5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88.307" calcext:value-type="float">
            <text:p>988.307</text:p>
          </table:table-cell>
          <table:table-cell office:value-type="float" office:value="283.092" calcext:value-type="float">
            <text:p>283.09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958.078" calcext:value-type="float">
            <text:p>958.078</text:p>
          </table:table-cell>
          <table:table-cell office:value-type="float" office:value="270.031" calcext:value-type="float">
            <text:p>270.031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865.006" calcext:value-type="float">
            <text:p>865.006</text:p>
          </table:table-cell>
          <table:table-cell office:value-type="float" office:value="278.275" calcext:value-type="float">
            <text:p>278.275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877.966" calcext:value-type="float">
            <text:p>877.966</text:p>
          </table:table-cell>
          <table:table-cell office:value-type="float" office:value="276.153" calcext:value-type="float">
            <text:p>276.153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814.096" calcext:value-type="float">
            <text:p>814.096</text:p>
          </table:table-cell>
          <table:table-cell office:value-type="float" office:value="267.539" calcext:value-type="float">
            <text:p>267.539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653.445" calcext:value-type="float">
            <text:p>653.445</text:p>
          </table:table-cell>
          <table:table-cell office:value-type="float" office:value="253.073" calcext:value-type="float">
            <text:p>253.073</text:p>
          </table:table-cell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737.488" calcext:value-type="float">
            <text:p>737.488</text:p>
          </table:table-cell>
          <table:table-cell office:value-type="float" office:value="253.596" calcext:value-type="float">
            <text:p>253.596</text:p>
          </table:table-cell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793.898" calcext:value-type="float">
            <text:p>793.898</text:p>
          </table:table-cell>
          <table:table-cell office:value-type="float" office:value="258.401" calcext:value-type="float">
            <text:p>258.401</text:p>
          </table:table-cell>
        </table:table-row>
        <table:table-row table:style-name="ro1">
          <table:table-cell office:value-type="float" office:value="4096000" calcext:value-type="float">
            <text:p>4096000</text:p>
          </table:table-cell>
          <table:table-cell office:value-type="float" office:value="772.497" calcext:value-type="float">
            <text:p>772.497</text:p>
          </table:table-cell>
          <table:table-cell office:value-type="float" office:value="263.421" calcext:value-type="float">
            <text:p>263.421</text:p>
          </table:table-cell>
        </table:table-row>
        <table:table-row table:style-name="ro1">
          <table:table-cell office:value-type="float" office:value="8192000" calcext:value-type="float">
            <text:p>8192000</text:p>
          </table:table-cell>
          <table:table-cell office:value-type="float" office:value="801.002" calcext:value-type="float">
            <text:p>801.002</text:p>
          </table:table-cell>
          <table:table-cell office:value-type="float" office:value="260.707" calcext:value-type="float">
            <text:p>260.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16:13.295196765</meta:creation-date>
    <dc:date>2014-06-09T17:39:53.942228750</dc:date>
    <meta:editing-duration>PT17M21S</meta:editing-duration>
    <meta:editing-cycles>2</meta:editing-cycles>
    <meta:generator>LibreOffice/4.2.3.3$Linux_X86_64 LibreOffice_project/420m0$Build-3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4cm" svg:y="0.316cm" chart:style-name="ch2">
          <text:p>SIMD vs Non-SIMD</text:p>
        </chart:title>
        <chart:legend chart:legend-position="bottom" svg:x="3.809cm" svg:y="8.2cm" style:legend-expansion="wide" chart:style-name="ch3"/>
        <chart:plot-area chart:style-name="ch4" table:cell-range-address="Sheet1.A1:Sheet1.C14" chart:data-source-has-labels="both" svg:x="1.345cm" svg:y="1.693cm" svg:width="14.015cm" svg:height="5.332cm">
          <chartooo:coordinate-region svg:x="2.423cm" svg:y="1.902cm" svg:width="12.212cm" svg:height="4.044cm"/>
          <chart:axis chart:dimension="x" chart:name="primary-x" chart:style-name="ch5" chartooo:axis-type="auto">
            <chartooo:date-scale/>
            <chart:title svg:x="7.542cm" svg:y="7.205cm" chart:style-name="ch6">
              <text:p>Array Size</text:p>
            </chart:title>
            <chart:categories table:cell-range-address="Sheet1.A2:Sheet1.A14"/>
          </chart:axis>
          <chart:axis chart:dimension="y" chart:name="primary-y" chart:style-name="ch5">
            <chart:title svg:x="0.451cm" svg:y="5.081cm" chart:style-name="ch7">
              <text:p>MFLOPS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line">
            <chart:data-point chart:repeated="13"/>
          </chart:series>
          <chart:series chart:style-name="ch10" chart:values-cell-range-address="Sheet1.C2:Sheet1.C14" chart:label-cell-address="Sheet1.C1:Sheet1.C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D (MFLOPS)</text:p>
                <draw:g>
                  <svg:desc>Sheet1.B1:Sheet1.B1</svg:desc>
                </draw:g>
              </table:table-cell>
              <table:table-cell office:value-type="string">
                <text:p>Non-SIMD (MFLOP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2:Sheet1.A14</svg:desc>
                </draw:g>
              </table:table-cell>
              <table:table-cell office:value-type="float" office:value="1052.632">
                <text:p>1052.632</text:p>
                <draw:g>
                  <svg:desc>Sheet1.B2:Sheet1.B14</svg:desc>
                </draw:g>
              </table:table-cell>
              <table:table-cell office:value-type="float" office:value="267.308">
                <text:p>267.308</text:p>
                <draw:g>
                  <svg:desc>Sheet1.C2:Sheet1.C14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07.252">
                <text:p>1007.252</text:p>
              </table:table-cell>
              <table:table-cell office:value-type="float" office:value="284.643">
                <text:p>284.64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82.499">
                <text:p>982.499</text:p>
              </table:table-cell>
              <table:table-cell office:value-type="float" office:value="283.549">
                <text:p>283.54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988.307">
                <text:p>988.307</text:p>
              </table:table-cell>
              <table:table-cell office:value-type="float" office:value="283.092">
                <text:p>283.09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958.078">
                <text:p>958.078</text:p>
              </table:table-cell>
              <table:table-cell office:value-type="float" office:value="270.031">
                <text:p>270.03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865.006">
                <text:p>865.006</text:p>
              </table:table-cell>
              <table:table-cell office:value-type="float" office:value="278.275">
                <text:p>278.275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877.966">
                <text:p>877.966</text:p>
              </table:table-cell>
              <table:table-cell office:value-type="float" office:value="276.153">
                <text:p>276.153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814.096">
                <text:p>814.096</text:p>
              </table:table-cell>
              <table:table-cell office:value-type="float" office:value="267.539">
                <text:p>267.539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653.445">
                <text:p>653.445</text:p>
              </table:table-cell>
              <table:table-cell office:value-type="float" office:value="253.073">
                <text:p>253.073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737.488">
                <text:p>737.488</text:p>
              </table:table-cell>
              <table:table-cell office:value-type="float" office:value="253.596">
                <text:p>253.596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793.898">
                <text:p>793.898</text:p>
              </table:table-cell>
              <table:table-cell office:value-type="float" office:value="258.401">
                <text:p>258.401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772.497">
                <text:p>772.497</text:p>
              </table:table-cell>
              <table:table-cell office:value-type="float" office:value="263.421">
                <text:p>263.421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801.002">
                <text:p>801.002</text:p>
              </table:table-cell>
              <table:table-cell office:value-type="float" office:value="260.707">
                <text:p>260.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